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x64)'.B1:'Checksums (x64)'.H1 'Checksums (x64)'.A2:'Checksums (x64)'.A2 'Checksums (x64)'.B2:'Checksums (x64)'.H2 'Checksums (x64)'.A3:'Checksums (x64)'.A3 'Checksums (x64)'.B3:'Checksums (x64)'.H3 'Checksums (x64)'.A4:'Checksums (x64)'.A4 'Checksums (x64)'.B4:'Checksums (x64)'.H4 'Checksums (x64)'.A5:'Checksums (x64)'.A5 'Checksums (x64)'.B5:'Checksums (x64)'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x64)'.B9:'Checksums (x64)'.H9 'Checksums (x64)'.A10:'Checksums (x64)'.A10 'Checksums (x64)'.B10:'Checksums (x64)'.H10 'Checksums (x64)'.A11:'Checksums (x64)'.A11 'Checksums (x64)'.B11:'Checksums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67" calcext:value-type="float">
            <text:p>6267</text:p>
          </table:table-cell>
          <table:table-cell office:value-type="float" office:value="5102" calcext:value-type="float">
            <text:p>5102</text:p>
          </table:table-cell>
          <table:table-cell office:value-type="float" office:value="6673" calcext:value-type="float">
            <text:p>6673</text:p>
          </table:table-cell>
          <table:table-cell office:value-type="float" office:value="3126" calcext:value-type="float">
            <text:p>3126</text:p>
          </table:table-cell>
          <table:table-cell office:value-type="float" office:value="4071" calcext:value-type="float">
            <text:p>4071</text:p>
          </table:table-cell>
          <table:table-cell office:value-type="float" office:value="6383" calcext:value-type="float">
            <text:p>6383</text:p>
          </table:table-cell>
          <table:table-cell office:value-type="float" office:value="6357" calcext:value-type="float">
            <text:p>6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16" calcext:value-type="float">
            <text:p>916</text:p>
          </table:table-cell>
          <table:table-cell office:value-type="float" office:value="1012" calcext:value-type="float">
            <text:p>1012</text:p>
          </table:table-cell>
          <table:table-cell office:value-type="float" office:value="1204" calcext:value-type="float">
            <text:p>1204</text:p>
          </table:table-cell>
          <table:table-cell office:value-type="float" office:value="833" calcext:value-type="float">
            <text:p>833</text:p>
          </table:table-cell>
          <table:table-cell office:value-type="float" office:value="766" calcext:value-type="float">
            <text:p>766</text:p>
          </table:table-cell>
          <table:table-cell office:value-type="float" office:value="943" calcext:value-type="float">
            <text:p>943</text:p>
          </table:table-cell>
          <table:table-cell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30" calcext:value-type="float">
            <text:p>53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548" calcext:value-type="float">
            <text:p>548</text:p>
          </table:table-cell>
          <table:table-cell office:value-type="float" office:value="605" calcext:value-type="float">
            <text:p>605</text:p>
          </table:table-cell>
          <table:table-cell office:value-type="float" office:value="891" calcext:value-type="float">
            <text:p>891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6.84170305676856" calcext:value-type="percentage">
            <text:p>684.17%</text:p>
          </table:table-cell>
          <table:table-cell table:style-name="ce1" table:formula="of:=[.C2]/[.C3]" office:value-type="percentage" office:value="5.04150197628459" calcext:value-type="percentage">
            <text:p>504.15%</text:p>
          </table:table-cell>
          <table:table-cell table:style-name="ce1" table:formula="of:=[.D2]/[.D3]" office:value-type="percentage" office:value="5.54235880398671" calcext:value-type="percentage">
            <text:p>554.24%</text:p>
          </table:table-cell>
          <table:table-cell table:style-name="ce1" table:formula="of:=[.E2]/[.E3]" office:value-type="percentage" office:value="3.75270108043217" calcext:value-type="percentage">
            <text:p>375.27%</text:p>
          </table:table-cell>
          <table:table-cell table:style-name="ce1" table:formula="of:=[.F2]/[.F3]" office:value-type="percentage" office:value="5.31462140992167" calcext:value-type="percentage">
            <text:p>531.46%</text:p>
          </table:table-cell>
          <table:table-cell table:style-name="ce1" table:formula="of:=[.G2]/[.G3]" office:value-type="percentage" office:value="6.76882290562036" calcext:value-type="percentage">
            <text:p>676.88%</text:p>
          </table:table-cell>
          <table:table-cell table:style-name="ce1" table:formula="of:=[.H2]/[.H3]" office:value-type="percentage" office:value="7.42640186915888" calcext:value-type="percentage">
            <text:p>742.6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1.8245283018868" calcext:value-type="percentage">
            <text:p>1182.45%</text:p>
          </table:table-cell>
          <table:table-cell table:style-name="ce1" table:formula="of:=[.C2]/[.C4]" office:value-type="percentage" office:value="5.42189160467588" calcext:value-type="percentage">
            <text:p>542.19%</text:p>
          </table:table-cell>
          <table:table-cell table:style-name="ce1" table:formula="of:=[.D2]/[.D4]" office:value-type="percentage" office:value="7.71445086705202" calcext:value-type="percentage">
            <text:p>771.45%</text:p>
          </table:table-cell>
          <table:table-cell table:style-name="ce1" table:formula="of:=[.E2]/[.E4]" office:value-type="percentage" office:value="5.7043795620438" calcext:value-type="percentage">
            <text:p>570.44%</text:p>
          </table:table-cell>
          <table:table-cell table:style-name="ce1" table:formula="of:=[.F2]/[.F4]" office:value-type="percentage" office:value="6.72892561983471" calcext:value-type="percentage">
            <text:p>672.89%</text:p>
          </table:table-cell>
          <table:table-cell table:style-name="ce1" table:formula="of:=[.G2]/[.G4]" office:value-type="percentage" office:value="7.1638608305275" calcext:value-type="percentage">
            <text:p>716.39%</text:p>
          </table:table-cell>
          <table:table-cell table:style-name="ce1" table:formula="of:=[.H2]/[.H4]" office:value-type="percentage" office:value="7.91656288916563" calcext:value-type="percentage">
            <text:p>791.6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14" calcext:value-type="float">
            <text:p>1614</text:p>
          </table:table-cell>
          <table:table-cell office:value-type="float" office:value="975" calcext:value-type="float">
            <text:p>975</text:p>
          </table:table-cell>
          <table:table-cell office:value-type="float" office:value="1006" calcext:value-type="float">
            <text:p>1006</text:p>
          </table:table-cell>
          <table:table-cell office:value-type="float" office:value="1520" calcext:value-type="float">
            <text:p>1520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615" calcext:value-type="float">
            <text:p>1615</text:p>
          </table:table-cell>
          <table:table-cell office:value-type="float" office:value="955" calcext:value-type="float">
            <text:p>955</text:p>
          </table:table-cell>
          <table:table-cell office:value-type="float" office:value="994" calcext:value-type="float">
            <text:p>994</text:p>
          </table:table-cell>
          <table:table-cell office:value-type="float" office:value="1523" calcext:value-type="float">
            <text:p>1523</text:p>
          </table:table-cell>
          <table:table-cell office:value-type="float" office:value="1521" calcext:value-type="float">
            <text:p>1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597" calcext:value-type="float">
            <text:p>1597</text:p>
          </table:table-cell>
          <table:table-cell office:value-type="float" office:value="989" calcext:value-type="float">
            <text:p>989</text:p>
          </table:table-cell>
          <table:table-cell office:value-type="float" office:value="997" calcext:value-type="float">
            <text:p>997</text:p>
          </table:table-cell>
          <table:table-cell office:value-type="float" office:value="1564" calcext:value-type="float">
            <text:p>1564</text:p>
          </table:table-cell>
          <table:table-cell office:value-type="float" office:value="1547" calcext:value-type="float">
            <text:p>154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0061957868649" calcext:value-type="percentage">
            <text:p>100.06%</text:p>
          </table:table-cell>
          <table:table-cell table:style-name="ce1" table:formula="of:=[.C$3]/[.C$2]" office:value-type="percentage" office:value="0.979487179487179" calcext:value-type="percentage">
            <text:p>97.95%</text:p>
          </table:table-cell>
          <table:table-cell table:style-name="ce1" table:formula="of:=[.D$3]/[.D$2]" office:value-type="percentage" office:value="0.988071570576541" calcext:value-type="percentage">
            <text:p>98.81%</text:p>
          </table:table-cell>
          <table:table-cell table:style-name="ce1" table:formula="of:=[.E$3]/[.E$2]" office:value-type="percentage" office:value="1.00197368421053" calcext:value-type="percentage">
            <text:p>100.20%</text:p>
          </table:table-cell>
          <table:table-cell table:style-name="ce1" table:formula="of:=[.F$3]/[.F$2]" office:value-type="percentage" office:value="0.988946684005202" calcext:value-type="percentage">
            <text:p>98.8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0.989467162329616" calcext:value-type="percentage">
            <text:p>98.95%</text:p>
          </table:table-cell>
          <table:table-cell table:style-name="ce1" table:formula="of:=[.C4]/[.C$2]" office:value-type="percentage" office:value="1.01435897435897" calcext:value-type="percentage">
            <text:p>101.44%</text:p>
          </table:table-cell>
          <table:table-cell table:style-name="ce1" table:formula="of:=[.D4]/[.D$2]" office:value-type="percentage" office:value="0.991053677932406" calcext:value-type="percentage">
            <text:p>99.11%</text:p>
          </table:table-cell>
          <table:table-cell table:style-name="ce1" table:formula="of:=[.E4]/[.E$2]" office:value-type="percentage" office:value="1.02894736842105" calcext:value-type="percentage">
            <text:p>102.89%</text:p>
          </table:table-cell>
          <table:table-cell table:style-name="ce1" table:formula="of:=[.F4]/[.F$2]" office:value-type="percentage" office:value="1.00585175552666" calcext:value-type="percentage">
            <text:p>100.59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dler32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5.95363709032774" calcext:value-type="percentage">
            <text:p>595.36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3.80777096114519" calcext:value-type="percentage">
            <text:p>380.78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6.785" calcext:value-type="float">
            <text:p>46.785</text:p>
          </table:table-cell>
          <table:table-cell office:value-type="float" office:value="49.115" calcext:value-type="float">
            <text:p>49.115</text:p>
          </table:table-cell>
          <table:table-cell office:value-type="float" office:value="46.152" calcext:value-type="float">
            <text:p>46.152</text:p>
          </table:table-cell>
          <table:table-cell office:value-type="float" office:value="41.108" calcext:value-type="float">
            <text:p>41.108</text:p>
          </table:table-cell>
          <table:table-cell office:value-type="float" office:value="43.396" calcext:value-type="float">
            <text:p>43.396</text:p>
          </table:table-cell>
          <table:table-cell office:value-type="float" office:value="48.352" calcext:value-type="float">
            <text:p>48.352</text:p>
          </table:table-cell>
          <table:table-cell office:value-type="float" office:value="46.785" calcext:value-type="float">
            <text:p>46.7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425" calcext:value-type="float">
            <text:p>9.425</text:p>
          </table:table-cell>
          <table:table-cell office:value-type="float" office:value="16.083" calcext:value-type="float">
            <text:p>16.083</text:p>
          </table:table-cell>
          <table:table-cell office:value-type="float" office:value="17.376" calcext:value-type="float">
            <text:p>17.376</text:p>
          </table:table-cell>
          <table:table-cell office:value-type="float" office:value="17.825" calcext:value-type="float">
            <text:p>17.825</text:p>
          </table:table-cell>
          <table:table-cell office:value-type="float" office:value="17.567" calcext:value-type="float">
            <text:p>17.567</text:p>
          </table:table-cell>
          <table:table-cell office:value-type="float" office:value="10.328" calcext:value-type="float">
            <text:p>10.328</text:p>
          </table:table-cell>
          <table:table-cell office:value-type="float" office:value="9.382" calcext:value-type="float">
            <text:p>9.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4.393" calcext:value-type="float">
            <text:p>4.393</text:p>
          </table:table-cell>
          <table:table-cell office:value-type="float" office:value="5.005" calcext:value-type="float">
            <text:p>5.005</text:p>
          </table:table-cell>
          <table:table-cell office:value-type="float" office:value="4.787" calcext:value-type="float">
            <text:p>4.787</text:p>
          </table:table-cell>
          <table:table-cell office:value-type="float" office:value="4.629" calcext:value-type="float">
            <text:p>4.629</text:p>
          </table:table-cell>
          <table:table-cell office:value-type="float" office:value="6.036" calcext:value-type="float">
            <text:p>6.036</text:p>
          </table:table-cell>
          <table:table-cell office:value-type="float" office:value="4.59" calcext:value-type="float">
            <text:p>4.59</text:p>
          </table:table-cell>
          <table:table-cell office:value-type="float" office:value="4.327" calcext:value-type="float">
            <text:p>4.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32" calcext:value-type="float">
            <text:p>4.832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4.96392572944297" calcext:value-type="percentage">
            <text:p>496.39%</text:p>
          </table:table-cell>
          <table:table-cell table:style-name="ce1" table:formula="of:=[.C2]/[.C3]" office:value-type="percentage" office:value="3.05384567555804" calcext:value-type="percentage">
            <text:p>305.38%</text:p>
          </table:table-cell>
          <table:table-cell table:style-name="ce1" table:formula="of:=[.D2]/[.D3]" office:value-type="percentage" office:value="2.6560773480663" calcext:value-type="percentage">
            <text:p>265.61%</text:p>
          </table:table-cell>
          <table:table-cell table:style-name="ce1" table:formula="of:=[.E2]/[.E3]" office:value-type="percentage" office:value="2.30619915848527" calcext:value-type="percentage">
            <text:p>230.62%</text:p>
          </table:table-cell>
          <table:table-cell table:style-name="ce1" table:formula="of:=[.F2]/[.F3]" office:value-type="percentage" office:value="2.47031365628736" calcext:value-type="percentage">
            <text:p>247.03%</text:p>
          </table:table-cell>
          <table:table-cell table:style-name="ce1" table:formula="of:=[.G2]/[.G3]" office:value-type="percentage" office:value="4.68164213787761" calcext:value-type="percentage">
            <text:p>468.16%</text:p>
          </table:table-cell>
          <table:table-cell table:style-name="ce1" table:formula="of:=[.H2]/[.H3]" office:value-type="percentage" office:value="4.98667661479429" calcext:value-type="percentage">
            <text:p>498.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0.6498975643069" calcext:value-type="percentage">
            <text:p>1064.99%</text:p>
          </table:table-cell>
          <table:table-cell table:style-name="ce1" table:formula="of:=[.C2]/[.C4]" office:value-type="percentage" office:value="9.81318681318681" calcext:value-type="percentage">
            <text:p>981.32%</text:p>
          </table:table-cell>
          <table:table-cell table:style-name="ce1" table:formula="of:=[.D2]/[.D4]" office:value-type="percentage" office:value="9.64111134322122" calcext:value-type="percentage">
            <text:p>964.11%</text:p>
          </table:table-cell>
          <table:table-cell table:style-name="ce1" table:formula="of:=[.E2]/[.E4]" office:value-type="percentage" office:value="8.88053575286239" calcext:value-type="percentage">
            <text:p>888.05%</text:p>
          </table:table-cell>
          <table:table-cell table:style-name="ce1" table:formula="of:=[.F2]/[.F4]" office:value-type="percentage" office:value="7.1895294897283" calcext:value-type="percentage">
            <text:p>718.95%</text:p>
          </table:table-cell>
          <table:table-cell table:style-name="ce1" table:formula="of:=[.G2]/[.G4]" office:value-type="percentage" office:value="10.5342047930283" calcext:value-type="percentage">
            <text:p>1053.42%</text:p>
          </table:table-cell>
          <table:table-cell table:style-name="ce1" table:formula="of:=[.H2]/[.H4]" office:value-type="percentage" office:value="10.8123411139358" calcext:value-type="percentage">
            <text:p>1081.23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1592199456924" calcext:value-type="percentage">
            <text:p>101.59%</text:p>
          </table:table-cell>
          <table:table-cell table:style-name="ce1" table:formula="of:=[.C$3]/[.C$2]" office:value-type="percentage" office:value="0.979672057502246" calcext:value-type="percentage">
            <text:p>97.97%</text:p>
          </table:table-cell>
          <table:table-cell table:style-name="ce1" table:formula="of:=[.D$3]/[.D$2]" office:value-type="percentage" office:value="1.00596569724087" calcext:value-type="percentage">
            <text:p>100.60%</text:p>
          </table:table-cell>
          <table:table-cell table:style-name="ce1" table:formula="of:=[.E$3]/[.E$2]" office:value-type="percentage" office:value="1.00553250345781" calcext:value-type="percentage">
            <text:p>100.55%</text:p>
          </table:table-cell>
          <table:table-cell table:style-name="ce1" table:formula="of:=[.F$3]/[.F$2]" office:value-type="percentage" office:value="1.02477912054433" calcext:value-type="percentage">
            <text:p>102.48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925697358677" calcext:value-type="percentage">
            <text:p>100.93%</text:p>
          </table:table-cell>
          <table:table-cell table:style-name="ce1" table:formula="of:=[.C4]/[.C$2]" office:value-type="percentage" office:value="0.985175202156334" calcext:value-type="percentage">
            <text:p>98.52%</text:p>
          </table:table-cell>
          <table:table-cell table:style-name="ce1" table:formula="of:=[.D4]/[.D$2]" office:value-type="percentage" office:value="0.998508575689784" calcext:value-type="percentage">
            <text:p>99.85%</text:p>
          </table:table-cell>
          <table:table-cell table:style-name="ce1" table:formula="of:=[.E4]/[.E$2]" office:value-type="percentage" office:value="0.962062833432128" calcext:value-type="percentage">
            <text:p>96.21%</text:p>
          </table:table-cell>
          <table:table-cell table:style-name="ce1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088.51" calcext:value-type="float">
            <text:p>1088.51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.38" calcext:value-type="float">
            <text:p>253.3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88" calcext:value-type="float">
            <text:p>186.8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dler32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4.29595863919804" calcext:value-type="percentage">
            <text:p>429.60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5.82464683219178" calcext:value-type="percentage">
            <text:p>582.46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43.23" calcext:value-type="float">
            <text:p>14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0:05:41.2776467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09-28T22:33:59.796981061</dc:date>
    <meta:editing-duration>PT4H25M26S</meta:editing-duration>
    <meta:editing-cycles>31</meta:editing-cycles>
    <meta:generator>LibreOffice/7.2.1.2$Linux_X86_64 LibreOffice_project/20$Build-2</meta:generator>
    <meta:document-statistic meta:table-count="7" meta:cell-count="233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x64)'.A1:'Checksums (x64)'.H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hecksums (x64)'.B1:'Checksums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hecksums (x64)'.B2:'Checksums (x64)'.H2" chart:label-cell-address="'Checksums (x64)'.A2:'Checksums (x64)'.A2" chart:class="chart:bar">
            <chart:data-point chart:repeated="7"/>
          </chart:series>
          <chart:series chart:style-name="ch8" chart:values-cell-range-address="'Checksums (x64)'.B3:'Checksums (x64)'.H3" chart:label-cell-address="'Checksums (x64)'.A3:'Checksums (x64)'.A3" chart:class="chart:bar">
            <chart:data-point chart:repeated="7"/>
          </chart:series>
          <chart:series chart:style-name="ch9" chart:values-cell-range-address="'Checksums (x64)'.B4:'Checksums (x64)'.H4" chart:label-cell-address="'Checksums (x64)'.A4:'Checksums (x64)'.A4" chart:class="chart:bar">
            <chart:data-point chart:repeated="7"/>
          </chart:series>
          <chart:series chart:style-name="ch10" chart:values-cell-range-address="'Checksums (x64)'.B5:'Checksums (x64)'.H5" chart:label-cell-address="'Checksums (x64)'.A5:'Checksums (x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1:'Checksums 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x64)'.A2:'Checksums (x64)'.A2</svg:desc>
                </draw:g>
              </table:table-cell>
              <table:table-cell office:value-type="float" office:value="6267">
                <text:p>6267</text:p>
                <draw:g>
                  <svg:desc>'Checksums (x64)'.B2:'Checksums (x64)'.H2</svg:desc>
                </draw:g>
              </table:table-cell>
              <table:table-cell office:value-type="float" office:value="5102">
                <text:p>5102</text:p>
              </table:table-cell>
              <table:table-cell office:value-type="float" office:value="6673">
                <text:p>6673</text:p>
              </table:table-cell>
              <table:table-cell office:value-type="float" office:value="3126">
                <text:p>3126</text:p>
              </table:table-cell>
              <table:table-cell office:value-type="float" office:value="4071">
                <text:p>4071</text:p>
              </table:table-cell>
              <table:table-cell office:value-type="float" office:value="6383">
                <text:p>6383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Aaru</text:p>
                <draw:g>
                  <svg:desc>'Checksums (x64)'.A3:'Checksums (x64)'.A3</svg:desc>
                </draw:g>
              </table:table-cell>
              <table:table-cell office:value-type="float" office:value="916">
                <text:p>916</text:p>
                <draw:g>
                  <svg:desc>'Checksums (x64)'.B3:'Checksums (x64)'.H3</svg:desc>
                </draw:g>
              </table:table-cell>
              <table:table-cell office:value-type="float" office:value="1012">
                <text:p>1012</text:p>
              </table:table-cell>
              <table:table-cell office:value-type="float" office:value="1204">
                <text:p>1204</text:p>
              </table:table-cell>
              <table:table-cell office:value-type="float" office:value="833">
                <text:p>833</text:p>
              </table:table-cell>
              <table:table-cell office:value-type="float" office:value="766">
                <text:p>766</text:p>
              </table:table-cell>
              <table:table-cell office:value-type="float" office:value="943">
                <text:p>943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4:'Checksums (x64)'.A4</svg:desc>
                </draw:g>
              </table:table-cell>
              <table:table-cell office:value-type="float" office:value="530">
                <text:p>530</text:p>
                <draw:g>
                  <svg:desc>'Checksums (x64)'.B4:'Checksums (x64)'.H4</svg:desc>
                </draw:g>
              </table:table-cell>
              <table:table-cell office:value-type="float" office:value="941">
                <text:p>941</text:p>
              </table:table-cell>
              <table:table-cell office:value-type="float" office:value="865">
                <text:p>865</text:p>
              </table:table-cell>
              <table:table-cell office:value-type="float" office:value="548">
                <text:p>548</text:p>
              </table:table-cell>
              <table:table-cell office:value-type="float" office:value="605">
                <text:p>605</text:p>
              </table:table-cell>
              <table:table-cell office:value-type="float" office:value="891">
                <text:p>89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rhash</text:p>
                <draw:g>
                  <svg:desc>'Checksums (x64)'.A5:'Checksums (x64)'.A5</svg:desc>
                </draw:g>
              </table:table-cell>
              <table:table-cell office:value-type="float" office:value="NaN">
                <text:p>NaN</text:p>
                <draw:g>
                  <svg:desc>'Checksums (x64)'.B5:'Checksums 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1088.51">
                <text:p>1088.51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53.38">
                <text:p>253.3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6.88">
                <text:p>186.8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4.16">
                <text:p>64.16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40">
                <text:p>124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79">
                <text:p>2779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37">
                <text:p>2837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79cm" svg:width="10.326cm" svg:height="7.794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90.46">
                <text:p>90.46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43.23">
                <text:p>143.23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x64)'.A9:'Checksums (x64)'.H11" chart:data-source-has-labels="both" svg:x="0.351cm" svg:y="0.197cm" svg:width="14.445cm" svg:height="9.503cm">
          <chart:coordinate-region svg:x="2.137cm" svg:y="0.197cm" svg:width="12.659cm" svg:height="7.22cm"/>
          <chart:axis chart:dimension="x" chart:name="primary-x" chart:style-name="ch4" chartooo:axis-type="auto">
            <chartooo:date-scale/>
            <chart:categories table:cell-range-address="'Checksums (x64)'.B9:'Checksums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x64)'.B10:'Checksums (x64)'.H10" chart:label-cell-address="'Checksums (x64)'.A10:'Checksums (x64)'.A10" chart:class="chart:bar">
            <chart:data-point chart:repeated="7"/>
          </chart:series>
          <chart:series chart:style-name="ch8" chart:values-cell-range-address="'Checksums (x64)'.B11:'Checksums (x64)'.H11" chart:label-cell-address="'Checksums (x64)'.A11:'Checksums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9:'Checksums 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x64)'.A10:'Checksums (x64)'.A10</svg:desc>
                </draw:g>
              </table:table-cell>
              <table:table-cell office:value-type="float" office:value="6.84170305676856">
                <text:p>6.84170305676856</text:p>
                <draw:g>
                  <svg:desc>'Checksums (x64)'.B10:'Checksums (x64)'.H10</svg:desc>
                </draw:g>
              </table:table-cell>
              <table:table-cell office:value-type="float" office:value="5.04150197628459">
                <text:p>5.04150197628459</text:p>
              </table:table-cell>
              <table:table-cell office:value-type="float" office:value="5.54235880398671">
                <text:p>5.54235880398671</text:p>
              </table:table-cell>
              <table:table-cell office:value-type="float" office:value="3.75270108043217">
                <text:p>3.75270108043217</text:p>
              </table:table-cell>
              <table:table-cell office:value-type="float" office:value="5.31462140992167">
                <text:p>5.31462140992167</text:p>
              </table:table-cell>
              <table:table-cell office:value-type="float" office:value="6.76882290562036">
                <text:p>6.76882290562036</text:p>
              </table:table-cell>
              <table:table-cell office:value-type="float" office:value="7.42640186915888">
                <text:p>7.42640186915888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11:'Checksums (x64)'.A11</svg:desc>
                </draw:g>
              </table:table-cell>
              <table:table-cell office:value-type="float" office:value="11.8245283018868">
                <text:p>11.8245283018868</text:p>
                <draw:g>
                  <svg:desc>'Checksums (x64)'.B11:'Checksums (x64)'.H11</svg:desc>
                </draw:g>
              </table:table-cell>
              <table:table-cell office:value-type="float" office:value="5.42189160467588">
                <text:p>5.42189160467588</text:p>
              </table:table-cell>
              <table:table-cell office:value-type="float" office:value="7.71445086705202">
                <text:p>7.71445086705202</text:p>
              </table:table-cell>
              <table:table-cell office:value-type="float" office:value="5.7043795620438">
                <text:p>5.7043795620438</text:p>
              </table:table-cell>
              <table:table-cell office:value-type="float" office:value="6.72892561983471">
                <text:p>6.72892561983471</text:p>
              </table:table-cell>
              <table:table-cell office:value-type="float" office:value="7.1638608305275">
                <text:p>7.1638608305275</text:p>
              </table:table-cell>
              <table:table-cell office:value-type="float" office:value="7.91656288916563">
                <text:p>7.916562889165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14">
                <text:p>1614</text:p>
                <draw:g>
                  <svg:desc>'Hashes (x64)'.B2:'Hashes (x64)'.F2</svg:desc>
                </draw:g>
              </table:table-cell>
              <table:table-cell office:value-type="float" office:value="975">
                <text:p>975</text:p>
              </table:table-cell>
              <table:table-cell office:value-type="float" office:value="1006">
                <text:p>1006</text:p>
              </table:table-cell>
              <table:table-cell office:value-type="float" office:value="1520">
                <text:p>152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615">
                <text:p>1615</text:p>
                <draw:g>
                  <svg:desc>'Hashes (x64)'.B3:'Hashes (x64)'.F3</svg:desc>
                </draw:g>
              </table:table-cell>
              <table:table-cell office:value-type="float" office:value="955">
                <text:p>955</text:p>
              </table:table-cell>
              <table:table-cell office:value-type="float" office:value="994">
                <text:p>994</text:p>
              </table:table-cell>
              <table:table-cell office:value-type="float" office:value="1523">
                <text:p>1523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597">
                <text:p>1597</text:p>
                <draw:g>
                  <svg:desc>'Hashes (x64)'.B4:'Hashes (x64)'.F4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997">
                <text:p>997</text:p>
              </table:table-cell>
              <table:table-cell office:value-type="float" office:value="1564">
                <text:p>1564</text:p>
              </table:table-cell>
              <table:table-cell office:value-type="float" office:value="1547">
                <text:p>1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74.48">
                <text:p>74.48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51">
                <text:p>12.51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56">
                <text:p>19.56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5.49">
                <text:p>15.49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46.785">
                <text:p>46.785</text:p>
                <draw:g>
                  <svg:desc>'Checksums (arm64)'.B2:'Checksums (arm64)'.H2</svg:desc>
                </draw:g>
              </table:table-cell>
              <table:table-cell office:value-type="float" office:value="49.115">
                <text:p>49.115</text:p>
              </table:table-cell>
              <table:table-cell office:value-type="float" office:value="46.152">
                <text:p>46.152</text:p>
              </table:table-cell>
              <table:table-cell office:value-type="float" office:value="41.108">
                <text:p>41.108</text:p>
              </table:table-cell>
              <table:table-cell office:value-type="float" office:value="43.396">
                <text:p>43.396</text:p>
              </table:table-cell>
              <table:table-cell office:value-type="float" office:value="48.352">
                <text:p>48.352</text:p>
              </table:table-cell>
              <table:table-cell office:value-type="float" office:value="46.785">
                <text:p>46.785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425">
                <text:p>9.425</text:p>
                <draw:g>
                  <svg:desc>'Checksums (arm64)'.B3:'Checksums (arm64)'.H3</svg:desc>
                </draw:g>
              </table:table-cell>
              <table:table-cell office:value-type="float" office:value="16.083">
                <text:p>16.083</text:p>
              </table:table-cell>
              <table:table-cell office:value-type="float" office:value="17.376">
                <text:p>17.376</text:p>
              </table:table-cell>
              <table:table-cell office:value-type="float" office:value="17.825">
                <text:p>17.825</text:p>
              </table:table-cell>
              <table:table-cell office:value-type="float" office:value="17.567">
                <text:p>17.567</text:p>
              </table:table-cell>
              <table:table-cell office:value-type="float" office:value="10.328">
                <text:p>10.328</text:p>
              </table:table-cell>
              <table:table-cell office:value-type="float" office:value="9.382">
                <text:p>9.382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4.393">
                <text:p>4.393</text:p>
                <draw:g>
                  <svg:desc>'Checksums (arm64)'.B4:'Checksums (arm64)'.H4</svg:desc>
                </draw:g>
              </table:table-cell>
              <table:table-cell office:value-type="float" office:value="5.005">
                <text:p>5.005</text:p>
              </table:table-cell>
              <table:table-cell office:value-type="float" office:value="4.787">
                <text:p>4.787</text:p>
              </table:table-cell>
              <table:table-cell office:value-type="float" office:value="4.629">
                <text:p>4.629</text:p>
              </table:table-cell>
              <table:table-cell office:value-type="float" office:value="6.036">
                <text:p>6.036</text:p>
              </table:table-cell>
              <table:table-cell office:value-type="float" office:value="4.59">
                <text:p>4.59</text:p>
              </table:table-cell>
              <table:table-cell office:value-type="float" office:value="4.327">
                <text:p>4.327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2">
                <text:p>4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4.96392572944297">
                <text:p>4.96392572944297</text:p>
                <draw:g>
                  <svg:desc>'Checksums (arm64)'.B10:'Checksums (arm64)'.H10</svg:desc>
                </draw:g>
              </table:table-cell>
              <table:table-cell office:value-type="float" office:value="3.05384567555804">
                <text:p>3.05384567555804</text:p>
              </table:table-cell>
              <table:table-cell office:value-type="float" office:value="2.6560773480663">
                <text:p>2.6560773480663</text:p>
              </table:table-cell>
              <table:table-cell office:value-type="float" office:value="2.30619915848527">
                <text:p>2.30619915848527</text:p>
              </table:table-cell>
              <table:table-cell office:value-type="float" office:value="2.47031365628736">
                <text:p>2.47031365628736</text:p>
              </table:table-cell>
              <table:table-cell office:value-type="float" office:value="4.68164213787761">
                <text:p>4.68164213787761</text:p>
              </table:table-cell>
              <table:table-cell office:value-type="float" office:value="4.98667661479429">
                <text:p>4.98667661479429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10.6498975643069">
                <text:p>10.6498975643069</text:p>
                <draw:g>
                  <svg:desc>'Checksums (arm64)'.B11:'Checksums (arm64)'.H11</svg:desc>
                </draw:g>
              </table:table-cell>
              <table:table-cell office:value-type="float" office:value="9.81318681318681">
                <text:p>9.81318681318681</text:p>
              </table:table-cell>
              <table:table-cell office:value-type="float" office:value="9.64111134322122">
                <text:p>9.64111134322122</text:p>
              </table:table-cell>
              <table:table-cell office:value-type="float" office:value="8.88053575286239">
                <text:p>8.88053575286239</text:p>
              </table:table-cell>
              <table:table-cell office:value-type="float" office:value="7.1895294897283">
                <text:p>7.1895294897283</text:p>
              </table:table-cell>
              <table:table-cell office:value-type="float" office:value="10.5342047930283">
                <text:p>10.5342047930283</text:p>
              </table:table-cell>
              <table:table-cell office:value-type="float" office:value="10.8123411139358">
                <text:p>10.81234111393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rhash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OpenSSL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